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cedc" officeooo:paragraph-rsid="001bcedc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d9923" officeooo:paragraph-rsid="001bced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d9923" officeooo:paragraph-rsid="001bcedc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cedc" officeooo:paragraph-rsid="00256466" style:font-size-asian="9.60000038146973pt" style:font-size-complex="11pt"/>
    </style:style>
    <style:style style:name="T1" style:family="text">
      <style:text-properties officeooo:rsid="001d9923" style:font-size-asian="11pt"/>
    </style:style>
    <style:style style:name="T2" style:family="text">
      <style:text-properties officeooo:rsid="00256466" style:font-size-asian="11pt"/>
    </style:style>
    <style:style style:name="T3" style:family="text">
      <style:text-properties officeooo:rsid="0027b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<text:span text:style-name="T3">Envelope</text:span></text:p>
      <text:p text:style-name="P2"/>
      <text:p text:style-name="P1"><text:span text:style-name="T1">In this GREEN envelope, you'll find all the information you need to recover and use the Bitcoin safe that </text:span><text:span text:style-name="T2">the vault owner</text:span><text:span text:style-name="T1"> left to </text:span><text:span text:style-name="T2">the</text:span><text:span text:style-name="T1"> heirs.</text:span></text:p>
      <text:p text:style-name="P3"/>
      <text:p text:style-name="P1"><text:span text:style-name="T2">Items list</text:span><text:span text:style-name="T1"> :</text:span></text:p>
      <text:p text:style-name="P4"><text:span text:style-name="T1"><text:tab/>- </text:span><text:span text:style-name="T2">Vault Description<text:line-break/><text:tab/>- Recovery Packages Distribution<text:line-break/><text:tab/>- Items description</text:span></text:p>
      <text:p text:style-name="P1"><text:span text:style-name="T1"><text:tab/>- </text:span><text:span text:style-name="T2">Wallet Regeneration Flowchart</text:span></text:p>
      <text:p text:style-name="P1"><text:span text:style-name="T1"><text:tab/>- </text:span><text:span text:style-name="T2">Transaction Signing Flowchart</text:span></text:p>
      <text:p text:style-name="P3"><text:tab/>- Guide 1: Regenerating the Vault with the Wallet Descriptor</text:p>
      <text:p text:style-name="P3"><text:tab/>- Guide 2: Regenerating the Wallet Descriptor with the Public Keys</text:p>
      <text:p text:style-name="P1"><text:span text:style-name="T1"><text:tab/>- Guide 3: </text:span><text:span text:style-name="T2">Spending from the Vault</text:span></text:p>
      <text:p text:style-name="P3"/>
      <text:p text:style-name="P1"><text:span text:style-name="T1">Before carrying out any transactions or interacting with the safe, please take the time to understand how the various elements of the </text:span><text:span text:style-name="T2">Bitcoin vault</text:span><text:span text:style-name="T1"> work and what instructions you need to follow to ensure its security.</text:span></text:p>
      <text:p text:style-name="P3"/>
      <text:p text:style-name="P2">WARNING:</text:p>
      <text:p text:style-name="P3"/>
      <text:p text:style-name="P3">The configuration of the Bitcoin vault may seem old and outdated when you try to access it. Today's tools, devices and applications are probably quite different from those I propose to use in these instructions.</text:p>
      <text:p text:style-name="P3"/>
      <text:p text:style-name="P3">Nevertheless, the safe remains ultra-secure. As long as the various packages in the safe have been guarded and protected to this day, you can continue to use the safe to store bitcoin. </text:p>
      <text:p text:style-name="P3"/>
      <text:p text:style-name="P3">There is no urgent need to remove funds from the safe. The most important thing is to follow these instructions:</text:p>
      <text:p text:style-name="P3"/>
      <text:p text:style-name="P1"><text:span text:style-name="T1">NEVER share </text:span><text:span text:style-name="T2">the </text:span><text:span text:style-name="T1">Seeds and Passphrase, </text:span><text:span text:style-name="T2">which are highly-confidential information,</text:span><text:span text:style-name="T1"> with anyone other than </text:span><text:span text:style-name="T2">the owner</text:span><text:span text:style-name="T1"> and </text:span><text:span text:style-name="T2">the</text:span><text:span text:style-name="T1"> heirs. ALWAYS keep </text:span><text:span text:style-name="T2">the Seeds and the Passphrase</text:span><text:span text:style-name="T1"> disconnected from the internet and offlin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22:59.601916418</meta:creation-date>
    <dc:date>2024-05-17T17:57:02.097070863</dc:date>
    <meta:editing-duration>PT2H32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33" meta:character-count="1422" meta:non-whitespace-character-count="1194"/>
  </office:meta>
</office:document-meta>
</file>